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Naskh Shift Alt" svg:font-family="'Droid Naskh Shift A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Droid Naskh Shift Alt" fo:font-size="12pt" officeooo:rsid="00134375" officeooo:paragraph-rsid="00134375" style:font-size-asian="10.5pt" style:font-size-complex="12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Droid Naskh Shift Alt" fo:font-size="12pt" officeooo:rsid="00150728" officeooo:paragraph-rsid="00150728" style:font-size-asian="10.5pt" style:font-size-complex="12pt"/>
    </style:style>
    <style:style style:name="P3" style:family="paragraph" style:parent-style-name="Preformatted_20_Text" style:list-style-name="L1">
      <style:paragraph-properties fo:line-height="150%" fo:text-align="justify" style:justify-single-word="false"/>
      <style:text-properties style:font-name="Droid Naskh Shift Alt" fo:font-size="12pt" officeooo:rsid="00150728" officeooo:paragraph-rsid="00150728" style:font-size-asian="10.5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Droid Naskh Shift Alt" fo:font-size="14pt" officeooo:rsid="00134375" officeooo:paragraph-rsid="00134375" style:font-size-asian="14pt" style:font-size-complex="14pt"/>
    </style:style>
    <style:style style:name="T1" style:family="text">
      <style:text-properties officeooo:rsid="00162b25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TEAMIENTO DEL PROBLEMA</text:p>
      <text:p text:style-name="P1"/>
      <text:p text:style-name="P2">El ICEO <text:span text:style-name="T1">(Instituto Catastral del Estado de Oaxaca)</text:span> realiza una serie de trámites sobre las cuentas prediales registradas de los principales municipios en el Estado.</text:p>
      <text:p text:style-name="P2">Cada trámite da origen a un expediente, el cual una vez que cumple con todos los requisitos legales, las validaciones correspondientes y el pago de derechos se da por terminado y es almacenado en un Archivo Central del Instituto.</text:p>
      <text:p text:style-name="P2">Estos expedientes conclu<text:span text:style-name="T1">í</text:span>dos en términos generales están constituidos de 3 partes: Solicitud, Requisitos Legales y Certificado de Datos Catastrales.</text:p>
      <text:p text:style-name="P2">Las diferentes áreas del ICEO, requieren hacer consultas de esos expedientes archivados. Lo que implica realizar un procedimiento de solicitud y devolución al Archivo Central, el cual se encuentra en un edificio aparte del ICEO, provocando que este proceso de consulta sea lento.</text:p>
      <text:p text:style-name="P2">Además, el hecho de que el expediente físico sea el que se manipule en las consultas, da pié a los siguientes problemas:</text:p>
      <text:list xml:id="list715060140590039036" text:style-name="L1">
        <text:list-item>
          <text:p text:style-name="P3"><text:span text:style-name="T1">Los expedientes corren riesgo de e</text:span>xtrav<text:span text:style-name="T1">ío</text:span>, daño y alteración <text:span text:style-name="T1">intencionada o accidental.</text:span> </text:p>
        </text:list-item>
        <text:list-item>
          <text:p text:style-name="P3"><text:span text:style-name="T1">Saber qué expediente está en posesión de alguien y desde cuándo, son preguntas muy complicadas de responder oportunamente, ya que el control que se utiliza es manejado en libretas de control y hojas de cálculo.</text:span></text:p>
        </text:list-item>
        <text:list-item>
          <text:p text:style-name="P3"><text:span text:style-name="T1">L</text:span>a revisión de<text:span text:style-name="T1">l</text:span> expedientes <text:span text:style-name="T1">es difícil para el usuario interesado, ya que tiene que lo tiene que manipular físicamente, y algunos expedientes son muy grandes.</text:span></text:p>
        </text:list-item>
        <text:list-item>
          <text:p text:style-name="P3"><text:span text:style-name="T1">Los usuarios pueden hacer u</text:span>so indebido de la información contenida en él.</text:p>
        </text:list-item>
      </text:list>
      <text:p text:style-name="P2"/>
      <text:p text:style-name="P2">La implementación de expedientes digitalizados en lugar de los físicos permitirá reducir tiempos de consulta, se tendrá un mejor control de la integridad del <text:soft-page-break/>expediente y del uso de la información contenida en ell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Naskh Shift Alt" svg:font-family="'Droid Naskh Shift A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799in" fo:margin-bottom="0.9799in" fo:margin-left="0.9799in" fo:margin-right="0.9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5T23:32:27.892678889</dc:date>
    <meta:editing-duration>PT26M28S</meta:editing-duration>
    <meta:editing-cycles>4</meta:editing-cycles>
    <meta:generator>LibreOffice/5.0.6.2$Linux_X86_64 LibreOffice_project/00m0$Build-2</meta:generator>
    <meta:document-statistic meta:table-count="0" meta:image-count="0" meta:object-count="0" meta:page-count="2" meta:paragraph-count="11" meta:word-count="273" meta:character-count="1715" meta:non-whitespace-character-count="1456"/>
  </office:meta>
</office:document-meta>
</file>